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ring core Part 6</text:span></text:p>
      <text:p text:style-name="P1"/>
      <text:p text:style-name="Standard"><text:span text:style-name="T1">1.Which stereotype annotation marks java class as a bean?</text:span></text:p>
      <text:p text:style-name="Standard">a.@Controller</text:p>
      <text:p text:style-name="Standard">b.@Component</text:p>
      <text:p text:style-name="Standard">c.@Repository</text:p>
      <text:p text:style-name="Standard">d.@Configuration</text:p>
      <text:p text:style-name="Standard"/>
      <text:p text:style-name="Standard"/>
      <text:p text:style-name="Standard"><text:span text:style-name="T1">2.Which annotation is used as a Generic StereoType?</text:span></text:p>
      <text:p text:style-name="Standard">a.@Component</text:p>
      <text:p text:style-name="Standard">b.@Controller</text:p>
      <text:p text:style-name="Standard">c.@Service</text:p>
      <text:p text:style-name="Standard">d.@Repository</text:p>
      <text:p text:style-name="Standard"/>
      <text:p text:style-name="Standard"/>
      <text:p text:style-name="Standard"><text:span text:style-name="T1">3. Autowiring is implicitly enabled in context:component-scan.</text:span></text:p>
      <text:p text:style-name="Standard">a.True</text:p>
      <text:p text:style-name="Standard">b.False</text:p>
      <text:p text:style-name="Standard"/>
      <text:p text:style-name="Standard"><text:soft-page-break/></text:p>
      <text:p text:style-name="Standard"><text:span text:style-name="T1">4.Match the following annotations with respective layers they are used.</text:span></text:p>
      <text:p text:style-name="Standard"><text:span text:style-name="T1">1.@Repository a.Presentation Layer</text:span></text:p>
      <text:p text:style-name="Standard"><text:span text:style-name="T1">2.@Service b.Persistence Layer</text:span></text:p>
      <text:p text:style-name="Standard"><text:span text:style-name="T1">3.@Controller c.Service Layer</text:span></text:p>
      <text:p text:style-name="Standard">A.1-a,2-b,3-c</text:p>
      <text:p text:style-name="Standard">B.1-c,2-a,3-b</text:p>
      <text:p text:style-name="Standard">C.1-b,2-c,3-a</text:p>
      <text:p text:style-name="Standard"/>
      <text:p text:style-name="Standard"/>
      <text:p text:style-name="Standard"><text:span text:style-name="T1">5.What should be enabled in spring configuration file if we want to</text:span></text:p>
      <text:p text:style-name="Standard"><text:span text:style-name="T1">implement scanning of stereotype annotations?</text:span></text:p>
      <text:p text:style-name="Standard">a.&lt;context:component-scan base-package=""&gt;</text:p>
      <text:p text:style-name="Standard">b.&lt;context:component base-package=""&gt;</text:p>
      <text:p text:style-name="Standard">c.&lt;context:component-scan base=""&gt;</text:p>
      <text:p text:style-name="Standard">d.&lt;component-scan base-package=""&gt;</text:p>
      <text:p text:style-name="Standard"/>
      <text:p text:style-name="Standard"/>
      <text:p text:style-name="Standard"><text:span text:style-name="T1">6.The mechanism through initialization and destruction callback methods</text:span></text:p>
      <text:p text:style-name="Standard"><text:span text:style-name="T1">can be invoked are:</text:span></text:p>
      <text:p text:style-name="Standard">a.By implementing initializing Bean and Disposable Bean interfaces.</text:p>
      <text:p text:style-name="Standard"><text:soft-page-break/>b.By giving init-method and destroy-method attribute values in</text:p>
      <text:p text:style-name="Standard">configuration file.</text:p>
      <text:p text:style-name="Standard">c.both</text:p>
      <text:p text:style-name="Standard">D.none</text:p>
      <text:p text:style-name="Standard"/>
      <text:p text:style-name="Standard"/>
      <text:p text:style-name="Standard"><text:span text:style-name="T1">7.The initializing Bean interface is present in package.</text:span></text:p>
      <text:p text:style-name="Standard">a.org.springframework.beans.factory.InitializingBean.</text:p>
      <text:p text:style-name="Standard">b.org.springframework.beans.beanfactory.InitializingBean.</text:p>
      <text:p text:style-name="Standard">c.org.springframework.beans.InitializingBean.</text:p>
      <text:p text:style-name="Standard">d.org.springframework.web.factory.InitializingBean.</text:p>
      <text:p text:style-name="Standard"/>
      <text:p text:style-name="Standard"/>
      <text:p text:style-name="Standard"><text:span text:style-name="T1">8.The initialization method provided by Initializing Bean interface is:</text:span></text:p>
      <text:p text:style-name="Standard">a.afterPropertiesSet()</text:p>
      <text:p text:style-name="Standard">b.afterSet()</text:p>
      <text:p text:style-name="Standard">c.init()</text:p>
      <text:p text:style-name="Standard">d.init-method()</text:p>
      <text:p text:style-name="Standard"/>
      <text:p text:style-name="Standard"/>
      <text:p text:style-name="Standard"><text:span text:style-name="T1">9.@PostConstruct and @PreDestroy annotations are implemented by using</text:span></text:p>
      <text:p text:style-name="Standard"><text:soft-page-break/><text:span text:style-name="T1">this in configuration file.</text:span></text:p>
      <text:p text:style-name="Standard">a.&lt;context:annotation-config/&gt;</text:p>
      <text:p text:style-name="Standard">b.&lt;context:component-scan base-package=" "/&gt;</text:p>
      <text:p text:style-name="Standard">c.&lt;context:annotation/&gt;</text:p>
      <text:p text:style-name="Standard">d.&lt;context:configuration/&gt;</text:p>
      <text:p text:style-name="Standard"/>
      <text:p text:style-name="Standard"/>
      <text:p text:style-name="Standard"><text:span text:style-name="T1">10.Stereotype annotations cannot be implemented on:</text:span></text:p>
      <text:p text:style-name="Standard">a.Concrete classes.</text:p>
      <text:p text:style-name="Standard">b.Interfaces.</text:p>
      <text:p text:style-name="Standard">c.Abstract classes.</text:p>
      <text:p text:style-name="Standard"/>
      <text:p text:style-name="Standard"/>
      <text:p text:style-name="Standard"><text:span text:style-name="T1">11. Method used to process bean before initialization callback</text:span></text:p>
      <text:p text:style-name="Standard">a) scope</text:p>
      <text:p text:style-name="Standard">b) postProcessAfterInitialization()c) postProcessBeforeInitialization()</text:p>
      <text:p text:style-name="Standard">d) it’s own constructor</text:p>
      <text:p text:style-name="Standard"/>
      <text:p text:style-name="Standard"/>
      <text:p text:style-name="Standard"><text:span text:style-name="T1">12. Method used to process bean after initialization callback</text:span></text:p>
      <text:p text:style-name="Standard">a) scope</text:p>
      <text:p text:style-name="Standard"><text:soft-page-break/>b) getBean</text:p>
      <text:p text:style-name="Standard">c) postProcessAfterInitialization()</text:p>
      <text:p text:style-name="Standard">d) it’s own constructor</text:p>
      <text:p text:style-name="Standard"><text:span text:style-name="T1">13. It’s possible to replace the original bean instance with a</text:span></text:p>
      <text:p text:style-name="Standard"><text:span text:style-name="T1">brand-new instance in your bean post processor</text:span></text:p>
      <text:p text:style-name="Standard">a) True</text:p>
      <text:p text:style-name="Standard">b) False</text:p>
      <text:p text:style-name="Standard"/>
      <text:p text:style-name="Standard"/>
      <text:p text:style-name="Standard"><text:span text:style-name="T1">14. In application context, BeanPost Processors are registered using</text:span></text:p>
      <text:p text:style-name="Standard"><text:span text:style-name="T1">addBeanPostProcessors method</text:span></text:p>
      <text:p text:style-name="Standard">a) True</text:p>
      <text:p text:style-name="Standard">b) False</text:p>
      <text:p text:style-name="Standard"/>
      <text:p text:style-name="Standard"/>
      <text:p text:style-name="Standard"><text:span text:style-name="T1">15. Which version of Java introduced annotation?</text:span></text:p>
      <text:p text:style-name="Standard">a) Java 5</text:p>
      <text:p text:style-name="Standard">b) Java 6</text:p>
      <text:p text:style-name="Standard">c) Java 7</text:p>
      <text:p text:style-name="Standard">d) Java 8</text:p>
      <text:p text:style-name="Standard"/>
      <text:p text:style-name="Standard"><text:soft-page-break/></text:p>
      <text:p text:style-name="Standard"><text:span text:style-name="T1">16. Java-based configuration lets you configure Spring without ___.</text:span></text:p>
      <text:p text:style-name="Standard">A) Annotations</text:p>
      <text:p text:style-name="Standard">B) Xml</text:p>
      <text:p text:style-name="Standard">C) Both A and B.</text:p>
      <text:p text:style-name="Standard">D) None of the above</text:p>
      <text:p text:style-name="Standard"/>
      <text:p text:style-name="Standard"/>
      <text:p text:style-name="Standard"><text:span text:style-name="T1">17. Choose the correct syntax to access base package location to</text:span></text:p>
      <text:p text:style-name="Standard"><text:span text:style-name="T1">scan classes.</text:span></text:p>
      <text:p text:style-name="Standard">A) &lt;context:component-scan base package/&gt;</text:p>
      <text:p text:style-name="Standard">B) &lt;context:annotation-config&gt;</text:p>
      <text:p text:style-name="Standard">C) &lt;tx:annotation driven&gt;</text:p>
      <text:p text:style-name="Standard">D) &lt;mvc:annotation-driven&gt;</text:p>
      <text:p text:style-name="Standard"/>
      <text:p text:style-name="Standard"/>
      <text:p text:style-name="Standard"><text:span text:style-name="T1">18. Which class acts as IoC Container?</text:span></text:p>
      <text:p text:style-name="Standard">A) ServletContext</text:p>
      <text:p text:style-name="Standard">B) DispatcherServlet</text:p>
      <text:p text:style-name="Standard">C) ApplicationContext</text:p>
      <text:p text:style-name="Standard">D) None of the above.</text:p>
      <text:p text:style-name="P1"><text:soft-page-break/></text:p>
      <text:p text:style-name="P1"/>
      <text:p text:style-name="Standard"><text:span text:style-name="T1">19. A bean can have more than one name using multiple id</text:span></text:p>
      <text:p text:style-name="Standard"><text:span text:style-name="T1">attributes?</text:span></text:p>
      <text:p text:style-name="Standard">a) True</text:p>
      <text:p text:style-name="Standard">b) False</text:p>
      <text:p text:style-name="Standard"/>
      <text:p text:style-name="Standard"/>
      <text:p text:style-name="Standard"><text:span text:style-name="T1">20. Bean’s naming convention:-</text:span></text:p>
      <text:p text:style-name="Standard"><text:span text:style-name="T1">starts with lowercase, camelcase from then on.?</text:span></text:p>
      <text:p text:style-name="Standard">a) True</text:p>
      <text:p text:style-name="Standard">b) Fals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00" meta:word-count="361" meta:character-count="2958" meta:non-whitespace-character-count="2697"/>
    <meta:generator>LibreOfficeDev/6.0.5.2$Linux_X86_64 LibreOffice_project/</meta:generator>
  </office:meta>
</office:document-meta>
</file>